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7" style:family="table-column">
      <style:table-column-properties fo:break-before="auto" style:column-width="36.44mm"/>
    </style:style>
    <style:style style:name="co18" style:family="table-column">
      <style:table-column-properties fo:break-before="auto" style:column-width="81.6mm"/>
    </style:style>
    <style:style style:name="co3" style:family="table-column">
      <style:table-column-properties fo:break-before="auto" style:column-width="16.93mm"/>
    </style:style>
    <style:style style:name="co19" style:family="table-column">
      <style:table-column-properties fo:break-before="auto" style:column-width="62.72mm"/>
    </style:style>
    <style:style style:name="co20" style:family="table-column">
      <style:table-column-properties fo:break-before="auto" style:column-width="104.05mm"/>
    </style:style>
    <style:style style:name="co21" style:family="table-column">
      <style:table-column-properties fo:break-before="auto" style:column-width="66.29mm"/>
    </style:style>
    <style:style style:name="co22" style:family="table-column">
      <style:table-column-properties fo:break-before="auto" style:column-width="75.23mm"/>
    </style:style>
    <style:style style:name="co8" style:family="table-column">
      <style:table-column-properties fo:break-before="auto" style:column-width="41.54mm"/>
    </style:style>
    <style:style style:name="co9" style:family="table-column">
      <style:table-column-properties fo:break-before="auto" style:column-width="67.73mm"/>
    </style:style>
    <style:style style:name="co10" style:family="table-column">
      <style:table-column-properties fo:break-before="auto" style:column-width="36.18mm"/>
    </style:style>
    <style:style style:name="co11" style:family="table-column">
      <style:table-column-properties fo:break-before="auto" style:column-width="34.13mm"/>
    </style:style>
    <style:style style:name="co12" style:family="table-column">
      <style:table-column-properties fo:break-before="auto" style:column-width="53.27mm"/>
    </style:style>
    <style:style style:name="co13" style:family="table-column">
      <style:table-column-properties fo:break-before="auto" style:column-width="68mm"/>
    </style:style>
    <style:style style:name="co14" style:family="table-column">
      <style:table-column-properties fo:break-before="auto" style:column-width="56.85mm"/>
    </style:style>
    <style:style style:name="co15" style:family="table-column">
      <style:table-column-properties fo:break-before="auto" style:column-width="70.89mm"/>
    </style:style>
    <style:style style:name="co16" style:family="table-column">
      <style:table-column-properties fo:break-before="auto" style:column-width="74.21mm"/>
    </style:style>
    <style:style style:name="co23" style:family="table-column">
      <style:table-column-properties fo:break-before="auto" style:column-width="49.44mm"/>
    </style:style>
    <style:style style:name="co24" style:family="table-column">
      <style:table-column-properties fo:break-before="auto" style:column-width="69.6mm"/>
    </style:style>
    <style:style style:name="co25" style:family="table-column">
      <style:table-column-properties fo:break-before="auto" style:column-width="68.26mm"/>
    </style:style>
    <style:style style:name="co26" style:family="table-column">
      <style:table-column-properties fo:break-before="auto" style:column-width="45.1mm"/>
    </style:style>
    <style:style style:name="co27" style:family="table-column">
      <style:table-column-properties fo:break-before="auto" style:column-width="45.37mm"/>
    </style:style>
    <style:style style:name="co28" style:family="table-column">
      <style:table-column-properties fo:break-before="auto" style:column-width="53.02mm"/>
    </style:style>
    <style:style style:name="co29" style:family="table-column">
      <style:table-column-properties fo:break-before="auto" style:column-width="40.01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wrap-option="no-wrap" style:vertical-align="top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no-wrap" style:vertical-align="top"/>
      <style:text-properties style:text-position=""/>
    </style:style>
    <style:style style:name="ce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fo:wrap-option="no-wrap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wrap-option="no-wrap" style:vertical-align="top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ERBI_1" table:style-name="ta5">
        <table:table-column table:style-name="co8" table:default-cell-style-name="ce8"/>
        <table:table-column table:style-name="co9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ἀμύ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εύ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λπί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ύνα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ργάζ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σθί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αγκ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ἡγέ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κρ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ἥ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άσχ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ράφ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αυμ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άω (χράομαι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μ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άχ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θέλω (θέλω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χ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άττ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κο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λ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οβ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ινδυνε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εἰμί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οσή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ἰκ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έμ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βλέ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ἴρ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αλλάττ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ενν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ρασκευ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ράω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2" table:style-name="ta5">
        <table:table-column table:style-name="co10" table:default-cell-style-name="ce8"/>
        <table:table-column table:style-name="co9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οἶδα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οκ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ωλ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ισ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ίγν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ρωτ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ελευτ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άρει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ρέφ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άλλ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ἶμαι (οἴομαι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ξιό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ἁμαρτ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φί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κτε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ἁρπ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ἴχ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ίδω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ύλ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ικ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ρχ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πάρχ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υνβα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ὁρ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ομί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ιγνώσ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οΐστ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υγχ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αιρ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ή (impers.)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3" table:style-name="ta5">
        <table:table-column table:style-name="co11" table:default-cell-style-name="ce8"/>
        <table:table-column table:style-name="co9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φα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ημί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ι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ιώ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ρεύ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ρέ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παιν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ανθ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εὑρίσ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έρ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όλλυ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ρχ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ίστ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λλ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ρον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ζ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βρί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πολαμβ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αμβ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ὁμολογ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λε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έ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ῴ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φικνέ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είθ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αμ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ρέχ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θνῄσ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ολμ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ιλ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ῖ (impers.)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I_1" table:style-name="ta5">
        <table:table-column table:style-name="co12" table:default-cell-style-name="ce8"/>
        <table:table-column table:style-name="co13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στρατηγ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ᾶγμα, ατο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όγ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ῆμ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ύρανν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ρ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όμ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όβ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τ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λοῦτ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όπεδ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ὥρ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υνή, γυναικός, ἠ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ων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ασιλεύς, έω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ρχ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τρ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υἱ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τήρ, πατρό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ἁμάρτημα, ατο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ῆ, γ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ηρί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ξίφ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ζῷ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ίτη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φαλ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ρτ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άλαττα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ί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ύναμις, εω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υλ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ψυχή, ῆς, ἡ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I_2" table:style-name="ta5">
        <table:table-column table:style-name="co14" table:default-cell-style-name="ce7"/>
        <table:table-column table:style-name="co13" table:default-cell-style-name="ce8"/>
        <table:table-column table:style-name="co3" table:number-columns-repeated="1022" table:default-cell-style-name="ce8"/>
        <table:table-row table:style-name="ro3">
          <table:table-cell office:value-type="string" calcext:value-type="string">
            <text:p>ἱστορία, α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πίστις, εω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τέκνον, ου, τ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ναῦς, νεώ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ἁμαρτία, α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ἄνθρωπος, ου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χεῖρ, χειρό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γνώμη, η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ἐλευθερία, α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τέλος, ους, τ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θάνατος, ου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πόλις, εω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ἀρετή, ῆ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πλοῖον, ου, τ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μήτηρ, μητρό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λίθος, ου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χώρα, α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νῆσος, ου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οὐρανός, οῦ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θυγάτηρ, θυγατρό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ἀνήρ, ἀνδρός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χάρις, χάριτο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μαθητής, οῦ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πλῆθος, ους, τ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δεσμός, οῦ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ἱππεύς, έως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ἀγρός, οῦ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οἰκος, ου, 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πολιτεία, α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μάχη, η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τεῖχος, ους, τ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οἰκία, ας, ἡ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αἰτία, ας, ἡ</text:p>
          </table:table-cell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MI_3" table:style-name="ta5">
        <table:table-column table:style-name="co15" table:default-cell-style-name="ce8"/>
        <table:table-column table:style-name="co13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ἀνάγ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ῶμα, ατο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ιμήν, έν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ί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ἰχθῦς, ύ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ύμμαχος (ξύμμαχος)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ιά, ᾶ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ἵππ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όν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ῖς, παιδό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ὄχλ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ίνδυν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ὄνομα, ατ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ρπ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ήθει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ληγ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ύσις, εω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όπ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ί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ικαστή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ένδρ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ταμό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αίμων, ον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ρως, ωτο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ύξ, νυκτό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ιδίον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ἡμέρ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ιλ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όλεμ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ιώτη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ὁδός, οῦ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ύχ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εός, οῦ, ὁ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GETTIVI_1" table:style-name="ta5">
        <table:table-column table:style-name="co16" table:default-cell-style-name="ce8"/>
        <table:table-column table:style-name="co13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ἐπιτήδε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απλήσι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δικ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ενν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ήσιμ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όν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ερός, ά, όν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7" office:value-type="string" calcext:value-type="string">
            <text:p>λοιπ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λ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γυροῦς, ᾶ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οι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σφαλ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ρρην, ε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γας, μεγάλη, μέγα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κ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αχύς, εῖα, 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οσοῦτος, τοσαύτη, τοσοῦτ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θρώπιν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ανε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θάνα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αλχ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ἰσχυρ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υσ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ιλ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ῶτ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δύνα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νητός, ή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ρακ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εγαλόψυχ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ἕτερ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ξι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Ἕλλην, ηνος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GETTIVI_2" table:style-name="ta5">
        <table:table-column table:style-name="co23" table:default-cell-style-name="ce8"/>
        <table:table-column table:style-name="co13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πᾶς, πᾶσα, πᾶ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φοβ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αλεπ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υμ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ὀλίγ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ῆλυς, εια, υ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ἡδὐς, εῖα, 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ἴδ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υγγεν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ήπ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πεναντί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νη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ός, σή, σ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νης, ητο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δηλ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κούσι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άρβα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Ῥωμαῖος, α, ο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ει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ε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λλος, ἄλλη, ἄλλ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έ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λεύθερ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μ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γαθ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ἰσχ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αγκ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σ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ισ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ρχ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φαν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ι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ύς, πολλή, πολύ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GETTIVI_3" table:style-name="ta5">
        <table:table-column table:style-name="co24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ὅλ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κρ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ῥᾴδ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λότρ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δε, ἥδε, τόδε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ιητικ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ηθ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φθον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ἕκαστ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ὗτος, αὕτη, τοῦτ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οιοῦτος, τοιαύτη, τοιοῦτ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υσικ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ναντί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ικ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αυμαστ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ίλ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μαθ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μο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ο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ξ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κεῖνος, ἐκείνη, ἐκεῖν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οφ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υνεχ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έμ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ξέν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κα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ἅπας, ἄπασα, ἄπα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ἴτ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χθ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ίκα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ραχύς, εῖα, 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ποχείρι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σος, η, ον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NOMI_1" table:style-name="ta5">
        <table:table-column table:style-name="co26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διώ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λοῦτ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άγ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ήθει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ὁμολογ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λε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έμ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νθρωπ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ἰκ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ήτηρ, μητρό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ίστ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ων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ὁδός, οῦ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ἰτ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υλ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ίνδυν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ὥρα, ας, ἡ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ποι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νώμ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ρασκευ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ἥ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ὄχλ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ἵστ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ρως, ωτο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ιλ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ζῷ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αυμ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ὁρ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ισ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γρ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ωλ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ζ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ἶμαι (οἴομαι)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NOMI_2" table:style-name="ta5">
        <table:table-column table:style-name="co15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ἀκο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σμ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ἵππ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ύχ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ί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ύμμαχος (ξύμμαχος)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σθί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ύσις, εω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αμ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άνατ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ρτ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λλ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ῆ, γ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ἡγέ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άλλ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ιώτη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τρα, ας, ἡ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λαμβ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ῖ (impers.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ἁμαρτ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στορ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ύρανν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υνβα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όλις, εω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άττ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έρ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ύλ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μ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έ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ιά, ᾶ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ῆσος, ου, ἡ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NOMI_3" table:style-name="ta5">
        <table:table-column table:style-name="co27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δένδρ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μύ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είθ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κτε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ίγν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θνῄσ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ρ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φί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θέλω (θέλω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ρωτ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ηγ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λῆθ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οσή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ἴρ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οΐστ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άχομαι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λόγ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υγχ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ί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λ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ρετ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ίθ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φικνέ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ιτε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αλλάττ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ιγνώσ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ρέ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ργ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ρπ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αίμων, ον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ληγ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ᾶγμα, ατος, τό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I_AGGETTIVI_1" table:style-name="ta5">
        <table:table-column table:style-name="co28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μέγας, μεγάλη, μέγα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κα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ὀλίγ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ί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δικ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ξ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ίθ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ι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ξέν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ἰχθῦς, ύ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ε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μο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ξίφ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ε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ήτηρ, μητρό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μός, ή, όν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χρήσιμ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τρ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αλεπ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λλος, ἄλλη, ἄλλ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κ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ᾶς, πᾶσα, πᾶ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ρπ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ναντί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υλ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ύς, πολλή, πολ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υἱ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ε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ιλ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όλις, εω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ππεύς, έω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ίκαιος, α, ον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I_AGGETTIVI_2" table:style-name="ta5">
        <table:table-column table:style-name="co27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φανε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ρακ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απλήσι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ο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ί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σ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ίστις, εω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όγ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ρρην, ε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Ῥωμαῖος, α, ο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λ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στορ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αχύς, εῖα, 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ει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νης, ητο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ων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εγαλόψυχος, ον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γνώμ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αυμαστ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ῆλυς, εια, υ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ίνδυν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όλεμ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ἕκαστ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οι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αῦς, νεώ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σφαλ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ταμό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ὐραν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ῆμ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φαλ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νητός, ή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ήθεια, ας, ἡ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I_AGGETTIVI_3" table:style-name="ta5">
        <table:table-column table:style-name="co14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ἔρως, ωτο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όβ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ἰκ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λοῦτ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υγάτηρ, θυγατρό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υσ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ρχ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αλχ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έλ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άλαττα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έ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ιώτη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θρώπιν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ήπ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άγ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νη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ηθής, ές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σός, σή, σ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υσικ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ὥρ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άχ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άρβα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ἅπας, ἄπασα, ἄπα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υνεχ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αίμων, ον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γυροῦς, ᾶ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φοβ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ίκη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ίτη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οφ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ἡδὐς, εῖα, 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ένδρ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ῆ, γῆς, ἡ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AGGETTIVI_1" table:style-name="ta5">
        <table:table-column table:style-name="co23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ἄ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ισ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εύ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αυμαστ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ρωτ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ύνα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κ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εὑρίσ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ἴρ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υμ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εγαλόψυχ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ιλ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κτε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ιγνώσ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ι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αιρ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λεύω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ἀσφαλ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φαν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ε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κρ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ρχ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ικ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ει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υσ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πολαμβ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αλχ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ἅπας, ἄπασα, ἄπα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ρακ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υγχ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ἶμαι (οἴομαι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λλος, ἄλλη, ἄλλ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ἁρπάζω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AGGETTIVI_2" table:style-name="ta5">
        <table:table-column table:style-name="co28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ἀληθ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οκ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κο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ρχ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είθ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ρασκευ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οσή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ίλ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βρί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ζ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ῖ (impers.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αλεπ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ράφ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αγκ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ύς, πολλή, πολ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νητός, ή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ναντίος, α, ον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ἡγέ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γας, μεγάλη, μέγα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νης, ητο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ἶδα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άρει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αμ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ῆλυς, εια, υ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λότρ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ει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έ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ύλ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αγκ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ρεύ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ινδυνεύω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AGGETTIVI_3" table:style-name="ta5">
        <table:table-column table:style-name="co29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φιλ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ρρην, ε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ικ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ᾶς, πᾶσα, πᾶ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σ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έρ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μύ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εἰμί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ὅλ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ξέν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κούσι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ραχύς, εῖα, ύ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ῶτ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έμ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δύνα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ρχω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ἀφί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οΐστη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φικνέ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μ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ξ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ε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ἴτ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ομί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λ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νη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σθί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ὁρ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ανθ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βλέ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άσχ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θέλω (θέλω)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NOMI_AGGETTIVI_1" table:style-name="ta5">
        <table:table-column table:style-name="co12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θ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ινδυνε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οφ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ένδρ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έ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ρασκευ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όν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πάρχ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ῥᾴδ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οσήκ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ὐραν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ε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ιά, ᾶ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όπεδ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σ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ράφω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τολμ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ἅπας, ἄπασα, ἄπα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ὑβρί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άχ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ιλ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ρχ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ιώτη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οιπ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Ῥωμαῖος, α, ο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νθρωπ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λλος, ἄλλη, ἄλλ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κα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ἔργ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ἁρπ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δύνα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λαμβάνω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NOMI_AGGETTIVI_2" table:style-name="ta5">
        <table:table-column table:style-name="co28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ἀξιό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νης, ητο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μ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ῴ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ηρί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τρατηγός, οῦ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αυμά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εννά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αίμων, ονος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μαθ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ανε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ταμό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αλχ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άττ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λοῖον, ου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ξίφος, ου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ύναμις, εως, ἡ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ἀκο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ἵππ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όπ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ήθει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φεύγ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ύλ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ἶμαι (οἴομαι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υγγενής, ές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μέγας, μεγάλη, μέγα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έ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ἰσχρός, ά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ὄχλ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είθ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ιητικ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ρυσοῦς, ῆ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διώκω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BI_NOMI_AGGETTIVI_3" table:style-name="ta5">
        <table:table-column table:style-name="co24" table:default-cell-style-name="ce8"/>
        <table:table-column table:style-name="co25" table:default-cell-style-name="ce8"/>
        <table:table-column table:style-name="co3" table:number-columns-repeated="1022" table:default-cell-style-name="ce8"/>
        <table:table-row table:style-name="ro3">
          <table:table-cell table:style-name="ce7" office:value-type="string" calcext:value-type="string">
            <text:p>χρή (impers.)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αἰτ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όλλυμ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οἰκ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χάρις, χάριτο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ολιτεία, α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νομίζ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υμνός, ή, ό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λλότρ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θάνα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θάλαττα, η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αύ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ὀλίγος, η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γενν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δικ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ίος, ου, ὁ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ἱππεύς, έως, ὁ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3">
          <table:table-cell table:style-name="ce7" office:value-type="string" calcext:value-type="string">
            <text:p>ἔρχομαι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γυροῦς, ᾶ, οῦ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ρακτ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ἐπαιν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ρᾶγμα, ατος, τ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καλέ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πέμ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τοιοῦτος, τοιαύτη, τοιοῦτο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βουλή, ῆς, ἡ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ἴδι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ναγκαῖος, α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συνβαί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ἄπορος, ον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ἁμαρτάν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ποβλέπω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ἀκούσιος, ον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IAKONTA_VERBI" table:style-name="ta2">
        <table:table-column table:style-name="co17" table:default-cell-style-name="ce4"/>
        <table:table-column table:style-name="co18" table:default-cell-style-name="ce5"/>
        <table:table-column table:style-name="co3" table:number-columns-repeated="1022" table:default-cell-style-name="ce2"/>
        <table:table-row table:style-name="ro2">
          <table:table-cell office:value-type="string" calcext:value-type="string">
            <text:p>ἄγω</text:p>
          </table:table-cell>
          <table:table-cell office:value-type="string" calcext:value-type="string">
            <text:p>condurre, port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αἴρω</text:p>
          </table:table-cell>
          <table:table-cell office:value-type="string" calcext:value-type="string">
            <text:p>sollev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κούω</text:p>
          </table:table-cell>
          <table:table-cell office:value-type="string" calcext:value-type="string">
            <text:p>ascoltare, sent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ἁμαρτάνω</text:p>
          </table:table-cell>
          <table:table-cell office:value-type="string" calcext:value-type="string">
            <text:p>sbagliare, pecc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μύνω</text:p>
          </table:table-cell>
          <table:table-cell office:value-type="string" calcext:value-type="string">
            <text:p>difendere; pun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ναγκάζω</text:p>
          </table:table-cell>
          <table:table-cell office:value-type="string" calcext:value-type="string">
            <text:p>costring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ναιρέω</text:p>
          </table:table-cell>
          <table:table-cell office:value-type="string" calcext:value-type="string">
            <text:p>distruggere; sollevare; dare un respon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νίστημι</text:p>
          </table:table-cell>
          <table:table-cell office:value-type="string" calcext:value-type="string">
            <text:p>far alzare; alzar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ξιόω</text:p>
          </table:table-cell>
          <table:table-cell office:value-type="string" calcext:value-type="string">
            <text:p>ritenere giusto, ritenere deg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παλλάττω</text:p>
          </table:table-cell>
          <table:table-cell office:value-type="string" calcext:value-type="string">
            <text:p>cambiare; (al medio) liberarsi d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ποβλέπω</text:p>
          </table:table-cell>
          <table:table-cell office:value-type="string" calcext:value-type="string">
            <text:p>guardare; distogliere lo sguar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ποθνῄσκω</text:p>
          </table:table-cell>
          <table:table-cell office:value-type="string" calcext:value-type="string">
            <text:p>mor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ποκρίνω</text:p>
          </table:table-cell>
          <table:table-cell office:value-type="string" calcext:value-type="string">
            <text:p>rispond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ποκτείνω</text:p>
          </table:table-cell>
          <table:table-cell office:value-type="string" calcext:value-type="string">
            <text:p>uccid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πόλλυμι</text:p>
          </table:table-cell>
          <table:table-cell office:value-type="string" calcext:value-type="string">
            <text:p>distruggere; (al medio) mor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ἁρπάζω</text:p>
          </table:table-cell>
          <table:table-cell office:value-type="string" calcext:value-type="string">
            <text:p>rapire, afferr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ρχω</text:p>
          </table:table-cell>
          <table:table-cell office:value-type="string" calcext:value-type="string">
            <text:p>comandare; (al medio) cominci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φίημι</text:p>
          </table:table-cell>
          <table:table-cell office:value-type="string" calcext:value-type="string">
            <text:p>lasciar and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φικνέομαι</text:p>
          </table:table-cell>
          <table:table-cell office:value-type="string" calcext:value-type="string">
            <text:p>giung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άλλω</text:p>
          </table:table-cell>
          <table:table-cell office:value-type="string" calcext:value-type="string">
            <text:p>lanciare, scagliare, colp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ούλομαι</text:p>
          </table:table-cell>
          <table:table-cell office:value-type="string" calcext:value-type="string">
            <text:p>vol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αμέω</text:p>
          </table:table-cell>
          <table:table-cell office:value-type="string" calcext:value-type="string">
            <text:p>sposare, accoppiar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εννάω</text:p>
          </table:table-cell>
          <table:table-cell office:value-type="string" calcext:value-type="string">
            <text:p>gener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ίγνομαι</text:p>
          </table:table-cell>
          <table:table-cell office:value-type="string" calcext:value-type="string">
            <text:p>diventare; verificarsi; ess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ιγνώσκω</text:p>
          </table:table-cell>
          <table:table-cell office:value-type="string" calcext:value-type="string">
            <text:p>conoscere; pensare; decid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ράφω</text:p>
          </table:table-cell>
          <table:table-cell office:value-type="string" calcext:value-type="string">
            <text:p>scrivere, disegn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εῖ (impers.)</text:p>
          </table:table-cell>
          <table:table-cell office:value-type="string" calcext:value-type="string">
            <text:p>dov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έω</text:p>
          </table:table-cell>
          <table:table-cell office:value-type="string" calcext:value-type="string">
            <text:p>mancare; dovere; chiedere; leg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ίδωμι</text:p>
          </table:table-cell>
          <table:table-cell office:value-type="string" calcext:value-type="string">
            <text:p>d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ιώκω</text:p>
          </table:table-cell>
          <table:table-cell office:value-type="string" calcext:value-type="string">
            <text:p>inseguire; perseguire penalme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οκέω</text:p>
          </table:table-cell>
          <table:table-cell office:value-type="string" calcext:value-type="string">
            <text:p>sembrare; pens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ράω</text:p>
          </table:table-cell>
          <table:table-cell office:value-type="string" calcext:value-type="string">
            <text:p>f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ύναμαι</text:p>
          </table:table-cell>
          <table:table-cell office:value-type="string" calcext:value-type="string">
            <text:p>pot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θέλω (θέλω)</text:p>
          </table:table-cell>
          <table:table-cell office:value-type="string" calcext:value-type="string">
            <text:p>volere, desider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εἰμί</text:p>
          </table:table-cell>
          <table:table-cell office:value-type="string" calcext:value-type="string">
            <text:p>essere; esserc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λπίζω</text:p>
          </table:table-cell>
          <table:table-cell office:value-type="string" calcext:value-type="string">
            <text:p>sperare, aspettar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παινέω</text:p>
          </table:table-cell>
          <table:table-cell office:value-type="string" calcext:value-type="string">
            <text:p>lod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ργάζομαι</text:p>
          </table:table-cell>
          <table:table-cell office:value-type="string" calcext:value-type="string">
            <text:p>lavorare, oper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ἔρχομαι</text:p>
          </table:table-cell>
          <table:table-cell office:value-type="string" calcext:value-type="string">
            <text:p>ven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ρωτάω</text:p>
          </table:table-cell>
          <table:table-cell office:value-type="string" calcext:value-type="string">
            <text:p>domand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σθίω</text:p>
          </table:table-cell>
          <table:table-cell office:value-type="string" calcext:value-type="string">
            <text:p>mangi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εὑρίσκω</text:p>
          </table:table-cell>
          <table:table-cell office:value-type="string" calcext:value-type="string">
            <text:p>trov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ἔχω</text:p>
          </table:table-cell>
          <table:table-cell office:value-type="string" calcext:value-type="string">
            <text:p>avere; stare (con avverbi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ζάω</text:p>
          </table:table-cell>
          <table:table-cell office:value-type="string" calcext:value-type="string">
            <text:p>viv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ἡγέομαι</text:p>
          </table:table-cell>
          <table:table-cell office:value-type="string" calcext:value-type="string">
            <text:p>guidare; riten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ἥκω</text:p>
          </table:table-cell>
          <table:table-cell office:value-type="string" calcext:value-type="string">
            <text:p>essere giu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αυμάζω</text:p>
          </table:table-cell>
          <table:table-cell office:value-type="string" calcext:value-type="string">
            <text:p>meravigliarsi, ammirare; chieder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ύω</text:p>
          </table:table-cell>
          <table:table-cell office:value-type="string" calcext:value-type="string">
            <text:p>sacrific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ἵστημι</text:p>
          </table:table-cell>
          <table:table-cell office:value-type="string" calcext:value-type="string">
            <text:p>collocare; (al medio) st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αλέω</text:p>
          </table:table-cell>
          <table:table-cell office:value-type="string" calcext:value-type="string">
            <text:p>chiam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ελεύω</text:p>
          </table:table-cell>
          <table:table-cell office:value-type="string" calcext:value-type="string">
            <text:p>ordinare, invit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ινδυνεύω</text:p>
          </table:table-cell>
          <table:table-cell office:value-type="string" calcext:value-type="string">
            <text:p>rischiare; essere probab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ωλύω</text:p>
          </table:table-cell>
          <table:table-cell office:value-type="string" calcext:value-type="string">
            <text:p>imped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λαμβάνω</text:p>
          </table:table-cell>
          <table:table-cell office:value-type="string" calcext:value-type="string">
            <text:p>prend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λέγω</text:p>
          </table:table-cell>
          <table:table-cell office:value-type="string" calcext:value-type="string">
            <text:p>dire; parl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λύω</text:p>
          </table:table-cell>
          <table:table-cell office:value-type="string" calcext:value-type="string">
            <text:p>sciogliere; assolv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ανθάνω</text:p>
          </table:table-cell>
          <table:table-cell office:value-type="string" calcext:value-type="string">
            <text:p>apprendere; cap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άχομαι</text:p>
          </table:table-cell>
          <table:table-cell office:value-type="string" calcext:value-type="string">
            <text:p>combatt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έλλω</text:p>
          </table:table-cell>
          <table:table-cell office:value-type="string" calcext:value-type="string">
            <text:p>stare per, vol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ισέω</text:p>
          </table:table-cell>
          <table:table-cell office:value-type="string" calcext:value-type="string">
            <text:p>odi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έμω</text:p>
          </table:table-cell>
          <table:table-cell office:value-type="string" calcext:value-type="string">
            <text:p>distribuire; dividere; pascol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ικάω</text:p>
          </table:table-cell>
          <table:table-cell office:value-type="string" calcext:value-type="string">
            <text:p>vinc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ομίζω</text:p>
          </table:table-cell>
          <table:table-cell office:value-type="string" calcext:value-type="string">
            <text:p>pensare, riten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ἶδα</text:p>
          </table:table-cell>
          <table:table-cell office:value-type="string" calcext:value-type="string">
            <text:p>sap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ἰκέω</text:p>
          </table:table-cell>
          <table:table-cell office:value-type="string" calcext:value-type="string">
            <text:p>abitare, insediar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ἶμαι (οἴομαι)</text:p>
          </table:table-cell>
          <table:table-cell office:value-type="string" calcext:value-type="string">
            <text:p>pens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ἴχομαι</text:p>
          </table:table-cell>
          <table:table-cell office:value-type="string" calcext:value-type="string">
            <text:p>andare; essersene and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ὁμολογέω</text:p>
          </table:table-cell>
          <table:table-cell office:value-type="string" calcext:value-type="string">
            <text:p>accordarsi, essere d'accor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ὁράω</text:p>
          </table:table-cell>
          <table:table-cell office:value-type="string" calcext:value-type="string">
            <text:p>ved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αρασκευάζω</text:p>
          </table:table-cell>
          <table:table-cell office:value-type="string" calcext:value-type="string">
            <text:p>approntare, prepar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άρειμι</text:p>
          </table:table-cell>
          <table:table-cell office:value-type="string" calcext:value-type="string">
            <text:p>essere present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αρέχω</text:p>
          </table:table-cell>
          <table:table-cell office:value-type="string" calcext:value-type="string">
            <text:p>procur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άσχω</text:p>
          </table:table-cell>
          <table:table-cell office:value-type="string" calcext:value-type="string">
            <text:p>subire, soffr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αύω</text:p>
          </table:table-cell>
          <table:table-cell office:value-type="string" calcext:value-type="string">
            <text:p>far cessare; (al medio) smett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είθω</text:p>
          </table:table-cell>
          <table:table-cell office:value-type="string" calcext:value-type="string">
            <text:p>persuadere; (al medio) obbed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έμπω</text:p>
          </table:table-cell>
          <table:table-cell office:value-type="string" calcext:value-type="string">
            <text:p>mandare, invi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ιέω</text:p>
          </table:table-cell>
          <table:table-cell office:value-type="string" calcext:value-type="string">
            <text:p>fare; cre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ρεύομαι</text:p>
          </table:table-cell>
          <table:table-cell office:value-type="string" calcext:value-type="string">
            <text:p>recarsi, andare, viaggi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ράττω</text:p>
          </table:table-cell>
          <table:table-cell office:value-type="string" calcext:value-type="string">
            <text:p>fare, esegu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ροΐστημι</text:p>
          </table:table-cell>
          <table:table-cell office:value-type="string" calcext:value-type="string">
            <text:p>mettere a capo; difendere; essere a cap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ροσήκω</text:p>
          </table:table-cell>
          <table:table-cell office:value-type="string" calcext:value-type="string">
            <text:p>convenire; essere adat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υνβαίνω</text:p>
          </table:table-cell>
          <table:table-cell office:value-type="string" calcext:value-type="string">
            <text:p>accadere; conven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ῴζω</text:p>
          </table:table-cell>
          <table:table-cell office:value-type="string" calcext:value-type="string">
            <text:p>salv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ελευτάω</text:p>
          </table:table-cell>
          <table:table-cell office:value-type="string" calcext:value-type="string">
            <text:p>finire; mor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ολμάω</text:p>
          </table:table-cell>
          <table:table-cell office:value-type="string" calcext:value-type="string">
            <text:p>osare; sopport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ρέπω</text:p>
          </table:table-cell>
          <table:table-cell office:value-type="string" calcext:value-type="string">
            <text:p>volg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ρέφω</text:p>
          </table:table-cell>
          <table:table-cell office:value-type="string" calcext:value-type="string">
            <text:p>nutr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υγχάνω</text:p>
          </table:table-cell>
          <table:table-cell office:value-type="string" calcext:value-type="string">
            <text:p>ottenere; avere dalla sorte; trovar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ὑβρίζω</text:p>
          </table:table-cell>
          <table:table-cell office:value-type="string" calcext:value-type="string">
            <text:p>offendere, far viole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ὑπάρχω</text:p>
          </table:table-cell>
          <table:table-cell office:value-type="string" calcext:value-type="string">
            <text:p>esserci, esist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ὑπολαμβάνω</text:p>
          </table:table-cell>
          <table:table-cell office:value-type="string" calcext:value-type="string">
            <text:p>prendere; rispondere; pens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αίνω</text:p>
          </table:table-cell>
          <table:table-cell office:value-type="string" calcext:value-type="string">
            <text:p>mostrare; (al medio) appar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έρω</text:p>
          </table:table-cell>
          <table:table-cell office:value-type="string" calcext:value-type="string">
            <text:p>portare, produr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εύγω</text:p>
          </table:table-cell>
          <table:table-cell office:value-type="string" calcext:value-type="string">
            <text:p>fuggire; essere impu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ημί</text:p>
          </table:table-cell>
          <table:table-cell office:value-type="string" calcext:value-type="string">
            <text:p>afferm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ιλέω</text:p>
          </table:table-cell>
          <table:table-cell office:value-type="string" calcext:value-type="string">
            <text:p>amare; esser sol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οβέω</text:p>
          </table:table-cell>
          <table:table-cell office:value-type="string" calcext:value-type="string">
            <text:p>far paura; tem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ρονέω</text:p>
          </table:table-cell>
          <table:table-cell office:value-type="string" calcext:value-type="string">
            <text:p>pens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ράω (χράομαι)</text:p>
          </table:table-cell>
          <table:table-cell office:value-type="string" calcext:value-type="string">
            <text:p>dare oracoli; (al medio) us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ρή (impers.)</text:p>
          </table:table-cell>
          <table:table-cell office:value-type="string" calcext:value-type="string">
            <text:p>essere necessario</text:p>
          </table:table-cell>
          <table:table-cell table:number-columns-repeated="1022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TRIAKONTA_VERBI.$A$1" table:cell-range-address="TRIAKONTA_VERBI.$A$1:TRIAKONTA_VERBI.$B$1048576"/>
        </table:named-expressions>
      </table:table>
      <table:table table:name="TRIAKONTA_NOMI" table:style-name="ta3">
        <table:table-column table:style-name="co19" table:default-cell-style-name="ce6"/>
        <table:table-column table:style-name="co20" table:default-cell-style-name="ce2"/>
        <table:table-column table:style-name="co3" table:number-columns-repeated="1022" table:default-cell-style-name="ce2"/>
        <table:table-row table:style-name="ro2">
          <table:table-cell office:value-type="string" calcext:value-type="string">
            <text:p>ἀγρός, οῦ, ὁ</text:p>
          </table:table-cell>
          <table:table-cell office:value-type="string" calcext:value-type="string">
            <text:p>campo, campag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αἰτία, ας, ἡ</text:p>
          </table:table-cell>
          <table:table-cell office:value-type="string" calcext:value-type="string">
            <text:p>causa; colpa; accu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λήθεια, ας, ἡ</text:p>
          </table:table-cell>
          <table:table-cell office:value-type="string" calcext:value-type="string">
            <text:p>verit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ἁμάρτημα, ατος, τό</text:p>
          </table:table-cell>
          <table:table-cell office:value-type="string" calcext:value-type="string">
            <text:p>errore, colpa; pecc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ἁμαρτία, ας, ἡ</text:p>
          </table:table-cell>
          <table:table-cell office:value-type="string" calcext:value-type="string">
            <text:p>errore, colpa; pecc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νάγκη, ης, ἡ</text:p>
          </table:table-cell>
          <table:table-cell office:value-type="string" calcext:value-type="string">
            <text:p>necessit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νήρ, ἀνδρός, ὁ</text:p>
          </table:table-cell>
          <table:table-cell office:value-type="string" calcext:value-type="string">
            <text:p>uomo; mar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νθρωπος, ου, ὁ</text:p>
          </table:table-cell>
          <table:table-cell office:value-type="string" calcext:value-type="string">
            <text:p>uomo, perso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ρετή, ῆς, ἡ</text:p>
          </table:table-cell>
          <table:table-cell office:value-type="string" calcext:value-type="string">
            <text:p>virt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ρτος, ου, ὁ</text:p>
          </table:table-cell>
          <table:table-cell office:value-type="string" calcext:value-type="string">
            <text:p>pa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ρχή, ῆς, ἡ</text:p>
          </table:table-cell>
          <table:table-cell office:value-type="string" calcext:value-type="string">
            <text:p>comando, princip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ασιλεύς, έως, ὁ</text:p>
          </table:table-cell>
          <table:table-cell office:value-type="string" calcext:value-type="string">
            <text:p>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ία, ας, ἡ</text:p>
          </table:table-cell>
          <table:table-cell office:value-type="string" calcext:value-type="string">
            <text:p>viole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ίος, ου, ὁ</text:p>
          </table:table-cell>
          <table:table-cell office:value-type="string" calcext:value-type="string">
            <text:p>vi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ουλή, ῆς, ἡ</text:p>
          </table:table-cell>
          <table:table-cell office:value-type="string" calcext:value-type="string">
            <text:p>consigl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ῆ, γῆς, ἡ</text:p>
          </table:table-cell>
          <table:table-cell office:value-type="string" calcext:value-type="string">
            <text:p>terra, territor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νώμη, ης, ἡ</text:p>
          </table:table-cell>
          <table:table-cell office:value-type="string" calcext:value-type="string">
            <text:p>pensiero, sentenza, proverb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υνή, γυναικός, ἠ</text:p>
          </table:table-cell>
          <table:table-cell office:value-type="string" calcext:value-type="string">
            <text:p>donna, mogli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αίμων, ονος, ὁ</text:p>
          </table:table-cell>
          <table:table-cell office:value-type="string" calcext:value-type="string">
            <text:p>d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εσμός, οῦ, ὁ</text:p>
          </table:table-cell>
          <table:table-cell office:value-type="string" calcext:value-type="string">
            <text:p>ceppo, legame, vin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ένδρον, ου, τό</text:p>
          </table:table-cell>
          <table:table-cell office:value-type="string" calcext:value-type="string">
            <text:p>alb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ῆμος, ου, ὁ</text:p>
          </table:table-cell>
          <table:table-cell office:value-type="string" calcext:value-type="string">
            <text:p>pop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ικαστής, οῦ, ὁ</text:p>
          </table:table-cell>
          <table:table-cell office:value-type="string" calcext:value-type="string">
            <text:p>giudi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ίκη, ης, ἡ</text:p>
          </table:table-cell>
          <table:table-cell office:value-type="string" calcext:value-type="string">
            <text:p>giustizia; proce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ύναμις, εως, ἡ</text:p>
          </table:table-cell>
          <table:table-cell office:value-type="string" calcext:value-type="string">
            <text:p>potenza; eserc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λευθερία, ας, ἡ</text:p>
          </table:table-cell>
          <table:table-cell office:value-type="string" calcext:value-type="string">
            <text:p>libert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ἔργον, ου, τό</text:p>
          </table:table-cell>
          <table:table-cell office:value-type="string" calcext:value-type="string">
            <text:p>opera, impresa, lavo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ἔρως, ωτος, τό</text:p>
          </table:table-cell>
          <table:table-cell office:value-type="string" calcext:value-type="string">
            <text:p>eros; amo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ἔτος, ους, τό</text:p>
          </table:table-cell>
          <table:table-cell office:value-type="string" calcext:value-type="string">
            <text:p>an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ζῷον, ου, τό</text:p>
          </table:table-cell>
          <table:table-cell office:value-type="string" calcext:value-type="string">
            <text:p>essere vivente, anim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ἡμέρα, ας, ἡ</text:p>
          </table:table-cell>
          <table:table-cell office:value-type="string" calcext:value-type="string">
            <text:p>gior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άλαττα, ης, ἡ</text:p>
          </table:table-cell>
          <table:table-cell office:value-type="string" calcext:value-type="string">
            <text:p>m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άνατος, ου, ὁ</text:p>
          </table:table-cell>
          <table:table-cell office:value-type="string" calcext:value-type="string">
            <text:p>m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εός, οῦ, ὁ</text:p>
          </table:table-cell>
          <table:table-cell office:value-type="string" calcext:value-type="string">
            <text:p>d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ηρίον, ου, τό</text:p>
          </table:table-cell>
          <table:table-cell office:value-type="string" calcext:value-type="string">
            <text:p>belva, fi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υγάτηρ, θυγατρός, ἡ</text:p>
          </table:table-cell>
          <table:table-cell office:value-type="string" calcext:value-type="string">
            <text:p>figl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ἱππεύς, έως, ὁ</text:p>
          </table:table-cell>
          <table:table-cell office:value-type="string" calcext:value-type="string">
            <text:p>cavali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ἵππος, ου, ὁ</text:p>
          </table:table-cell>
          <table:table-cell office:value-type="string" calcext:value-type="string">
            <text:p>caval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ἱστορία, ας, ἡ</text:p>
          </table:table-cell>
          <table:table-cell office:value-type="string" calcext:value-type="string">
            <text:p>ricerca, indagine; stor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ἰχθῦς, ύος, ὁ</text:p>
          </table:table-cell>
          <table:table-cell office:value-type="string" calcext:value-type="string">
            <text:p>pes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αρπός, οῦ, ὁ</text:p>
          </table:table-cell>
          <table:table-cell office:value-type="string" calcext:value-type="string">
            <text:p>frut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εφαλή, ῆς, ἡ</text:p>
          </table:table-cell>
          <table:table-cell office:value-type="string" calcext:value-type="string">
            <text:p>te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ίνδυνος, ου, ὁ</text:p>
          </table:table-cell>
          <table:table-cell office:value-type="string" calcext:value-type="string">
            <text:p>pericolo, risch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λίθος, ου, ὁ</text:p>
          </table:table-cell>
          <table:table-cell office:value-type="string" calcext:value-type="string">
            <text:p>piet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λιμήν, ένος, ὁ</text:p>
          </table:table-cell>
          <table:table-cell office:value-type="string" calcext:value-type="string">
            <text:p>por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λόγος, ου, ὁ</text:p>
          </table:table-cell>
          <table:table-cell office:value-type="string" calcext:value-type="string">
            <text:p>parola; discorso; ragioname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αθητής, οῦ, ὁ</text:p>
          </table:table-cell>
          <table:table-cell office:value-type="string" calcext:value-type="string">
            <text:p>studente, discep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άχη, ης, ἡ</text:p>
          </table:table-cell>
          <table:table-cell office:value-type="string" calcext:value-type="string">
            <text:p>battagl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έρος, ους, τό</text:p>
          </table:table-cell>
          <table:table-cell office:value-type="string" calcext:value-type="string">
            <text:p>parte, porzi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ήτηρ, μητρός, ἡ</text:p>
          </table:table-cell>
          <table:table-cell office:value-type="string" calcext:value-type="string">
            <text:p>mad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αῦς, νεώς, ἡ</text:p>
          </table:table-cell>
          <table:table-cell office:value-type="string" calcext:value-type="string">
            <text:p>na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ῆσος, ου, ἡ</text:p>
          </table:table-cell>
          <table:table-cell office:value-type="string" calcext:value-type="string">
            <text:p>is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ίκη, ης, ἡ</text:p>
          </table:table-cell>
          <table:table-cell office:value-type="string" calcext:value-type="string">
            <text:p>vittor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όμος, ου, ὁ</text:p>
          </table:table-cell>
          <table:table-cell office:value-type="string" calcext:value-type="string">
            <text:p>leg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ύξ, νυκτός, ἡ</text:p>
          </table:table-cell>
          <table:table-cell office:value-type="string" calcext:value-type="string">
            <text:p>not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ξίφος, ους, τό</text:p>
          </table:table-cell>
          <table:table-cell office:value-type="string" calcext:value-type="string">
            <text:p>spa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ὁδός, οῦ, ἡ</text:p>
          </table:table-cell>
          <table:table-cell office:value-type="string" calcext:value-type="string">
            <text:p>via, stra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ἰκία, ας, ἡ</text:p>
          </table:table-cell>
          <table:table-cell office:value-type="string" calcext:value-type="string">
            <text:p>ca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ἰκος, ου, ὁ</text:p>
          </table:table-cell>
          <table:table-cell office:value-type="string" calcext:value-type="string">
            <text:p>ca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ὄνομα, ατος, ὁ</text:p>
          </table:table-cell>
          <table:table-cell office:value-type="string" calcext:value-type="string">
            <text:p>no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ὐρανός, οῦ, ὁ</text:p>
          </table:table-cell>
          <table:table-cell office:value-type="string" calcext:value-type="string">
            <text:p>cie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ὄχλος, ου, ὁ</text:p>
          </table:table-cell>
          <table:table-cell office:value-type="string" calcext:value-type="string">
            <text:p>folla; fastid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αιδίον, ου, ὁ</text:p>
          </table:table-cell>
          <table:table-cell office:value-type="string" calcext:value-type="string">
            <text:p>fanciullo; schiav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αῖς, παιδός, ὁ</text:p>
          </table:table-cell>
          <table:table-cell office:value-type="string" calcext:value-type="string">
            <text:p>fanciullo, figlio; schiav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ατήρ, πατρός, ὁ</text:p>
          </table:table-cell>
          <table:table-cell office:value-type="string" calcext:value-type="string">
            <text:p>pad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έτρα, ας, ἡ</text:p>
          </table:table-cell>
          <table:table-cell office:value-type="string" calcext:value-type="string">
            <text:p>roccia, piet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ίστις, εως, ἡ</text:p>
          </table:table-cell>
          <table:table-cell office:value-type="string" calcext:value-type="string">
            <text:p>fiducia, fe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ληγή, ῆς, ἡ</text:p>
          </table:table-cell>
          <table:table-cell office:value-type="string" calcext:value-type="string">
            <text:p>piaga, ferita; colp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λῆθος, ους, τό</text:p>
          </table:table-cell>
          <table:table-cell office:value-type="string" calcext:value-type="string">
            <text:p>quantità, moltitudine, fol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λοῖον, ου, τό</text:p>
          </table:table-cell>
          <table:table-cell office:value-type="string" calcext:value-type="string">
            <text:p>na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λοῦτος, ου, ὁ</text:p>
          </table:table-cell>
          <table:table-cell office:value-type="string" calcext:value-type="string">
            <text:p>ricchez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όλεμος, ου, ὁ</text:p>
          </table:table-cell>
          <table:table-cell office:value-type="string" calcext:value-type="string">
            <text:p>guer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όλις, εως, ἡ</text:p>
          </table:table-cell>
          <table:table-cell office:value-type="string" calcext:value-type="string">
            <text:p>citt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λιτεία, ας, ἡ</text:p>
          </table:table-cell>
          <table:table-cell office:value-type="string" calcext:value-type="string">
            <text:p>costituzione; governo; citt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λίτης, ου, ὁ</text:p>
          </table:table-cell>
          <table:table-cell office:value-type="string" calcext:value-type="string">
            <text:p>cittadi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ταμός, ου, ὁ</text:p>
          </table:table-cell>
          <table:table-cell office:value-type="string" calcext:value-type="string">
            <text:p>fiu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ρᾶγμα, ατος, τό</text:p>
          </table:table-cell>
          <table:table-cell office:value-type="string" calcext:value-type="string">
            <text:p>fatto, azione, impresa, co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τρατηγός, οῦ, ὁ</text:p>
          </table:table-cell>
          <table:table-cell office:value-type="string" calcext:value-type="string">
            <text:p>comandante, strate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τρατιά, ᾶς, ἡ</text:p>
          </table:table-cell>
          <table:table-cell office:value-type="string" calcext:value-type="string">
            <text:p>esercito; spedizione milit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τρατιώτης, ου, ὁ</text:p>
          </table:table-cell>
          <table:table-cell office:value-type="string" calcext:value-type="string">
            <text:p>sold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τρατόπεδον, ου, τό</text:p>
          </table:table-cell>
          <table:table-cell office:value-type="string" calcext:value-type="string">
            <text:p>accampamento; eserc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ύμμαχος (ξύμμαχος), ου, ὁ</text:p>
          </table:table-cell>
          <table:table-cell office:value-type="string" calcext:value-type="string">
            <text:p>alle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ῶμα, ατος, τό</text:p>
          </table:table-cell>
          <table:table-cell office:value-type="string" calcext:value-type="string">
            <text:p>corpo, cadave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εῖχος, ους, τό</text:p>
          </table:table-cell>
          <table:table-cell office:value-type="string" calcext:value-type="string">
            <text:p>mu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έκνον, ου, τό</text:p>
          </table:table-cell>
          <table:table-cell office:value-type="string" calcext:value-type="string">
            <text:p>figl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έλος, ους, τό</text:p>
          </table:table-cell>
          <table:table-cell office:value-type="string" calcext:value-type="string">
            <text:p>fine, compime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όπος, ου, ὁ</text:p>
          </table:table-cell>
          <table:table-cell office:value-type="string" calcext:value-type="string">
            <text:p>luo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ύραννος, ου, ὁ</text:p>
          </table:table-cell>
          <table:table-cell office:value-type="string" calcext:value-type="string">
            <text:p>tiranno; 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ύχη, ης, ἡ</text:p>
          </table:table-cell>
          <table:table-cell office:value-type="string" calcext:value-type="string">
            <text:p>s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υἱός, οῦ, ὁ</text:p>
          </table:table-cell>
          <table:table-cell office:value-type="string" calcext:value-type="string">
            <text:p>figl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ιλία, ας, ἡ</text:p>
          </table:table-cell>
          <table:table-cell office:value-type="string" calcext:value-type="string">
            <text:p>amore, amiciz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όβος, ου, ὁ</text:p>
          </table:table-cell>
          <table:table-cell office:value-type="string" calcext:value-type="string">
            <text:p>p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ύσις, εως, ἡ</text:p>
          </table:table-cell>
          <table:table-cell office:value-type="string" calcext:value-type="string">
            <text:p>nat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ωνή, ῆς, ἡ</text:p>
          </table:table-cell>
          <table:table-cell office:value-type="string" calcext:value-type="string">
            <text:p>vo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άρις, χάριτος, ἡ</text:p>
          </table:table-cell>
          <table:table-cell office:value-type="string" calcext:value-type="string">
            <text:p>grazia, gratitudine; (acc.) a causa di, (acc.) al fine d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εῖρ, χειρός, ἡ</text:p>
          </table:table-cell>
          <table:table-cell office:value-type="string" calcext:value-type="string">
            <text:p>m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ρόνος, ου, ὁ</text:p>
          </table:table-cell>
          <table:table-cell office:value-type="string" calcext:value-type="string">
            <text:p>temp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ώρα, ας, ἡ</text:p>
          </table:table-cell>
          <table:table-cell office:value-type="string" calcext:value-type="string">
            <text:p>regione, territor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ψυχή, ῆς, ἡ</text:p>
          </table:table-cell>
          <table:table-cell office:value-type="string" calcext:value-type="string">
            <text:p>an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ὥρα, ας, ἡ</text:p>
          </table:table-cell>
          <table:table-cell office:value-type="string" calcext:value-type="string">
            <text:p>stagione; ora</text:p>
          </table:table-cell>
          <table:table-cell table:number-columns-repeated="1022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TRIAKONTA_NOMI.$A$1" table:cell-range-address="TRIAKONTA_NOMI.$A$1:TRIAKONTA_NOMI.$B$1048576"/>
        </table:named-expressions>
      </table:table>
      <table:table table:name="TRIAKONTA_AGGETTIVI" table:style-name="ta4">
        <table:table-column table:style-name="co21" table:default-cell-style-name="ce6"/>
        <table:table-column table:style-name="co22" table:default-cell-style-name="ce2"/>
        <table:table-column table:style-name="co3" table:number-columns-repeated="1022" table:default-cell-style-name="ce2"/>
        <table:table-row table:style-name="ro2">
          <table:table-cell office:value-type="string" calcext:value-type="string">
            <text:p>ἀγαθός, ή, όν</text:p>
          </table:table-cell>
          <table:table-cell office:value-type="string" calcext:value-type="string">
            <text:p>buo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δηλος, ον</text:p>
          </table:table-cell>
          <table:table-cell office:value-type="string" calcext:value-type="string">
            <text:p>oscu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δικος, ον</text:p>
          </table:table-cell>
          <table:table-cell office:value-type="string" calcext:value-type="string">
            <text:p>ingius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δύνατος, ον</text:p>
          </table:table-cell>
          <table:table-cell office:value-type="string" calcext:value-type="string">
            <text:p>impotente; impossib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θάνατος, ον</text:p>
          </table:table-cell>
          <table:table-cell office:value-type="string" calcext:value-type="string">
            <text:p>immort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αἰσχρός, ά, όν</text:p>
          </table:table-cell>
          <table:table-cell office:value-type="string" calcext:value-type="string">
            <text:p>turpe, brut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αἴτιος, α, ον</text:p>
          </table:table-cell>
          <table:table-cell office:value-type="string" calcext:value-type="string">
            <text:p>colpevole, responsab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κούσιος, ον</text:p>
          </table:table-cell>
          <table:table-cell office:value-type="string" calcext:value-type="string">
            <text:p>involontar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κρος, α, ον</text:p>
          </table:table-cell>
          <table:table-cell office:value-type="string" calcext:value-type="string">
            <text:p>al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ληθής, ές</text:p>
          </table:table-cell>
          <table:table-cell office:value-type="string" calcext:value-type="string">
            <text:p>vero, veriti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λλος, ἄλλη, ἄλλο</text:p>
          </table:table-cell>
          <table:table-cell office:value-type="string" calcext:value-type="string">
            <text:p>alt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λλότριος, α, ον</text:p>
          </table:table-cell>
          <table:table-cell office:value-type="string" calcext:value-type="string">
            <text:p>altrui; estrane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μαθής, ές</text:p>
          </table:table-cell>
          <table:table-cell office:value-type="string" calcext:value-type="string">
            <text:p>ignora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ναγκαῖος, α, ον</text:p>
          </table:table-cell>
          <table:table-cell office:value-type="string" calcext:value-type="string">
            <text:p>necessar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νθρώπινος, η, ον</text:p>
          </table:table-cell>
          <table:table-cell office:value-type="string" calcext:value-type="string">
            <text:p>um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ξιος, α, ον</text:p>
          </table:table-cell>
          <table:table-cell office:value-type="string" calcext:value-type="string">
            <text:p>deg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ἅπας, ἄπασα, ἄπαν</text:p>
          </table:table-cell>
          <table:table-cell office:value-type="string" calcext:value-type="string">
            <text:p>tutto qua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πειρος, ον</text:p>
          </table:table-cell>
          <table:table-cell office:value-type="string" calcext:value-type="string">
            <text:p>infinito; inesper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πιστος, ον</text:p>
          </table:table-cell>
          <table:table-cell office:value-type="string" calcext:value-type="string">
            <text:p>incredibile; incred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πορος, ον</text:p>
          </table:table-cell>
          <table:table-cell office:value-type="string" calcext:value-type="string">
            <text:p>diffic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πρακτος, ον</text:p>
          </table:table-cell>
          <table:table-cell office:value-type="string" calcext:value-type="string">
            <text:p>inutile, irrealizzabile, senza risul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πγυροῦς, ᾶ, οῦν</text:p>
          </table:table-cell>
          <table:table-cell office:value-type="string" calcext:value-type="string">
            <text:p>argenteo, d'arge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ρρην, εν</text:p>
          </table:table-cell>
          <table:table-cell office:value-type="string" calcext:value-type="string">
            <text:p>masch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ρχαῖος, α, ον</text:p>
          </table:table-cell>
          <table:table-cell office:value-type="string" calcext:value-type="string">
            <text:p>ant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σφαλής, ές</text:p>
          </table:table-cell>
          <table:table-cell office:value-type="string" calcext:value-type="string">
            <text:p>sicu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ἀφανής, ές</text:p>
          </table:table-cell>
          <table:table-cell office:value-type="string" calcext:value-type="string">
            <text:p>nascosto, invisib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φθονος, ον</text:p>
          </table:table-cell>
          <table:table-cell office:value-type="string" calcext:value-type="string">
            <text:p>senza invidia, generoso, abbonda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ἄφοβος, ον</text:p>
          </table:table-cell>
          <table:table-cell office:value-type="string" calcext:value-type="string">
            <text:p>senza p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άρβαρος, ον</text:p>
          </table:table-cell>
          <table:table-cell office:value-type="string" calcext:value-type="string">
            <text:p>barba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βραχύς, εῖα, ύ</text:p>
          </table:table-cell>
          <table:table-cell office:value-type="string" calcext:value-type="string">
            <text:p>cor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ενναῖος, α, ον</text:p>
          </table:table-cell>
          <table:table-cell office:value-type="string" calcext:value-type="string">
            <text:p>nob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γυμνός, ή, όν</text:p>
          </table:table-cell>
          <table:table-cell office:value-type="string" calcext:value-type="string">
            <text:p>nu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ειλός, ή, όν</text:p>
          </table:table-cell>
          <table:table-cell office:value-type="string" calcext:value-type="string">
            <text:p>pauro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εινός, ή, όν</text:p>
          </table:table-cell>
          <table:table-cell office:value-type="string" calcext:value-type="string">
            <text:p>terribile; esper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εξιός, ά, όν</text:p>
          </table:table-cell>
          <table:table-cell office:value-type="string" calcext:value-type="string">
            <text:p>dest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δίκαιος, α, ον</text:p>
          </table:table-cell>
          <table:table-cell office:value-type="string" calcext:value-type="string">
            <text:p>gius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ἕκαστος, η, ον</text:p>
          </table:table-cell>
          <table:table-cell office:value-type="string" calcext:value-type="string">
            <text:p>ciascu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κεῖνος, ἐκείνη, ἐκεῖνο</text:p>
          </table:table-cell>
          <table:table-cell office:value-type="string" calcext:value-type="string">
            <text:p>quello, quella, quella co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λεύθερος, α, ον</text:p>
          </table:table-cell>
          <table:table-cell office:value-type="string" calcext:value-type="string">
            <text:p>lib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μός, ή, όν</text:p>
          </table:table-cell>
          <table:table-cell office:value-type="string" calcext:value-type="string">
            <text:p>m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Ἕλλην, ηνος</text:p>
          </table:table-cell>
          <table:table-cell office:value-type="string" calcext:value-type="string">
            <text:p>Elleno, Gre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ναντίος, α, ον</text:p>
          </table:table-cell>
          <table:table-cell office:value-type="string" calcext:value-type="string">
            <text:p>opposto, contrar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πιτήδειος, α, ον</text:p>
          </table:table-cell>
          <table:table-cell office:value-type="string" calcext:value-type="string">
            <text:p>adatto; utile; necessario; am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ἕτερος, η, ον</text:p>
          </table:table-cell>
          <table:table-cell office:value-type="string" calcext:value-type="string">
            <text:p>solitario; privo, manca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ἐχθρός, ά, όν</text:p>
          </table:table-cell>
          <table:table-cell office:value-type="string" calcext:value-type="string">
            <text:p>nemico, avver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ἡδὐς, εῖα, ύ</text:p>
          </table:table-cell>
          <table:table-cell office:value-type="string" calcext:value-type="string">
            <text:p>dolce, soa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αυμαστός, ή, όν</text:p>
          </table:table-cell>
          <table:table-cell office:value-type="string" calcext:value-type="string">
            <text:p>meraviglio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εῖος, α, ον</text:p>
          </table:table-cell>
          <table:table-cell office:value-type="string" calcext:value-type="string">
            <text:p>divi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ῆλυς, εια, υ</text:p>
          </table:table-cell>
          <table:table-cell office:value-type="string" calcext:value-type="string">
            <text:p>femmin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θνητός, ή, ον</text:p>
          </table:table-cell>
          <table:table-cell office:value-type="string" calcext:value-type="string">
            <text:p>mort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ἴδιος, α, ον</text:p>
          </table:table-cell>
          <table:table-cell office:value-type="string" calcext:value-type="string">
            <text:p>proprio, peculi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ἱερός, ά, όν</text:p>
          </table:table-cell>
          <table:table-cell office:value-type="string" calcext:value-type="string">
            <text:p>sac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ἱκανός, ή, όν</text:p>
          </table:table-cell>
          <table:table-cell office:value-type="string" calcext:value-type="string">
            <text:p>sufficie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ἰσχυρός, ή, όν</text:p>
          </table:table-cell>
          <table:table-cell office:value-type="string" calcext:value-type="string">
            <text:p>f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ακός, ή, όν</text:p>
          </table:table-cell>
          <table:table-cell office:value-type="string" calcext:value-type="string">
            <text:p>cattivo, v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αλός, ή, όν</text:p>
          </table:table-cell>
          <table:table-cell office:value-type="string" calcext:value-type="string">
            <text:p>bel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ενός, ή, όν</text:p>
          </table:table-cell>
          <table:table-cell office:value-type="string" calcext:value-type="string">
            <text:p>vuo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κοινός, ή, όν</text:p>
          </table:table-cell>
          <table:table-cell office:value-type="string" calcext:value-type="string">
            <text:p>comu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λοιπός, ή, όν</text:p>
          </table:table-cell>
          <table:table-cell office:value-type="string" calcext:value-type="string">
            <text:p>rimane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εγαλόψυχος, ον</text:p>
          </table:table-cell>
          <table:table-cell office:value-type="string" calcext:value-type="string">
            <text:p>magnan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έγας, μεγάλη, μέγα</text:p>
          </table:table-cell>
          <table:table-cell office:value-type="string" calcext:value-type="string">
            <text:p>grande (m.), grande (f.), grande co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έσος, η, ον</text:p>
          </table:table-cell>
          <table:table-cell office:value-type="string" calcext:value-type="string">
            <text:p>mezzo, medi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ικρός, ά, όν</text:p>
          </table:table-cell>
          <table:table-cell office:value-type="string" calcext:value-type="string">
            <text:p>pic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μόνος, η, ον</text:p>
          </table:table-cell>
          <table:table-cell office:value-type="string" calcext:value-type="string">
            <text:p>s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έος, α, ον</text:p>
          </table:table-cell>
          <table:table-cell office:value-type="string" calcext:value-type="string">
            <text:p>nuovo; giova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νήπιος, α, ον</text:p>
          </table:table-cell>
          <table:table-cell office:value-type="string" calcext:value-type="string">
            <text:p>infantile; scioc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ξένος, η, ον</text:p>
          </table:table-cell>
          <table:table-cell office:value-type="string" calcext:value-type="string">
            <text:p>straniero, esrane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ὅδε, ἥδε, τόδε</text:p>
          </table:table-cell>
          <table:table-cell office:value-type="string" calcext:value-type="string">
            <text:p>questo, questa, questa co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ὅλος, η, ον</text:p>
          </table:table-cell>
          <table:table-cell office:value-type="string" calcext:value-type="string">
            <text:p>tutto quanto, int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ὀλίγος, η, ον</text:p>
          </table:table-cell>
          <table:table-cell office:value-type="string" calcext:value-type="string">
            <text:p>piccolo, po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ὅμοιος, α, ον</text:p>
          </table:table-cell>
          <table:table-cell office:value-type="string" calcext:value-type="string">
            <text:p>simile, ugu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ὅσος, η, ον</text:p>
          </table:table-cell>
          <table:table-cell office:value-type="string" calcext:value-type="string">
            <text:p>qua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οὗτος, αὕτη, τοῦτο</text:p>
          </table:table-cell>
          <table:table-cell office:value-type="string" calcext:value-type="string">
            <text:p>questo; quel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ραπλήσιος, ον</text:p>
          </table:table-cell>
          <table:table-cell office:value-type="string" calcext:value-type="string">
            <text:p>sim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ᾶς, πᾶσα, πᾶν</text:p>
          </table:table-cell>
          <table:table-cell office:value-type="string" calcext:value-type="string">
            <text:p>tutto; ogn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ένης, ητος</text:p>
          </table:table-cell>
          <table:table-cell office:value-type="string" calcext:value-type="string">
            <text:p>pov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ιητικός, ή, όν</text:p>
          </table:table-cell>
          <table:table-cell office:value-type="string" calcext:value-type="string">
            <text:p>creativo, produttivo; poet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λέμιος, α, ον</text:p>
          </table:table-cell>
          <table:table-cell office:value-type="string" calcext:value-type="string">
            <text:p>nem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λύς, πολλή, πολύ</text:p>
          </table:table-cell>
          <table:table-cell office:value-type="string" calcext:value-type="string">
            <text:p>molto, ta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ονηρός, ά, όν</text:p>
          </table:table-cell>
          <table:table-cell office:value-type="string" calcext:value-type="string">
            <text:p>malvag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πρῶτος, η, ον</text:p>
          </table:table-cell>
          <table:table-cell office:value-type="string" calcext:value-type="string">
            <text:p>pr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ῥᾴδιος, α, ον</text:p>
          </table:table-cell>
          <table:table-cell office:value-type="string" calcext:value-type="string">
            <text:p>fac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Ῥωμαῖος, α, οω</text:p>
          </table:table-cell>
          <table:table-cell office:value-type="string" calcext:value-type="string">
            <text:p>Rom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ός, σή, σόν</text:p>
          </table:table-cell>
          <table:table-cell office:value-type="string" calcext:value-type="string">
            <text:p>tu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οφός, ή, όν</text:p>
          </table:table-cell>
          <table:table-cell office:value-type="string" calcext:value-type="string">
            <text:p>sapie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υγγενής, ές</text:p>
          </table:table-cell>
          <table:table-cell office:value-type="string" calcext:value-type="string">
            <text:p>innato; parente; aff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συνεχής, ές</text:p>
          </table:table-cell>
          <table:table-cell office:value-type="string" calcext:value-type="string">
            <text:p>continu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αχύς, εῖα, ύ</text:p>
          </table:table-cell>
          <table:table-cell office:value-type="string" calcext:value-type="string">
            <text:p>velo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οιοῦτος, τοιαύτη, τοιοῦτο</text:p>
          </table:table-cell>
          <table:table-cell office:value-type="string" calcext:value-type="string">
            <text:p>tale, siffat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τοσοῦτος, τοσαύτη, τοσοῦτο</text:p>
          </table:table-cell>
          <table:table-cell office:value-type="string" calcext:value-type="string">
            <text:p>così gr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ὑπεναντίος, α, ον</text:p>
          </table:table-cell>
          <table:table-cell office:value-type="string" calcext:value-type="string">
            <text:p>opposto, contrasta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ὑποχείριος, ον</text:p>
          </table:table-cell>
          <table:table-cell office:value-type="string" calcext:value-type="string">
            <text:p>soggetto a, sottoposto al potere d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ανερός, ά, όν</text:p>
          </table:table-cell>
          <table:table-cell office:value-type="string" calcext:value-type="string">
            <text:p>evidente, manifesto; famo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ίλος, η, ον</text:p>
          </table:table-cell>
          <table:table-cell office:value-type="string" calcext:value-type="string">
            <text:p>amico, ca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φυσικός, ή, όν</text:p>
          </table:table-cell>
          <table:table-cell office:value-type="string" calcext:value-type="string">
            <text:p>natur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αλεπός, ή, όν</text:p>
          </table:table-cell>
          <table:table-cell office:value-type="string" calcext:value-type="string">
            <text:p>difficile; intrattab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αλχοῦς, ῆ, οῦν</text:p>
          </table:table-cell>
          <table:table-cell office:value-type="string" calcext:value-type="string">
            <text:p>bronzeo, di bronz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ρήσιμος, η, ον</text:p>
          </table:table-cell>
          <table:table-cell office:value-type="string" calcext:value-type="string">
            <text:p>ut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χρυσοῦς, ῆ, οῦν</text:p>
          </table:table-cell>
          <table:table-cell office:value-type="string" calcext:value-type="string">
            <text:p>aureo, dorato</text:p>
          </table:table-cell>
          <table:table-cell table:number-columns-repeated="1022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TRIAKONTA_AGGETTIVI.$A$1" table:cell-range-address="TRIAKONTA_AGGETTIVI.$A$1:TRIAKONTA_AGGETTIVI.$B$104857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grid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style:num-format="1" style:print-orientation="portrait" fo:margin-top="8.01mm" fo:margin-bottom="8.01mm" fo:margin-left="17.99mm" fo:margin-right="17.99mm" style:print-page-order="ttb" style:first-page-number="continue" style:scale-to="100%" style:print="charts drawings grid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1:22:41.6318079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right>
          <text:p><text:sheet-name>???</text:sheet-name></text:p>
        </style:region-right>
      </style:header>
      <style:header-left style:display="false"/>
      <style:footer>
        <style:region-center>
          <text:p>Pagina <text:page-number>1</text:page-number> di <text:page-count>99</text:page-count></text:p>
        </style:region-center>
        <style:region-right>
          <text:p><text:file-name text:display="name-and-extension">???</text:file-name></text:p>
        </style:region-right>
      </style:footer>
      <style:footer-left style:display="false"/>
    </style:master-page>
    <style:master-page style:name="mp3" style:page-layout-name="Mpm5">
      <style:header>
        <style:region-right>
          <text:p><text:sheet-name>???</text:sheet-name></text:p>
        </style:region-right>
      </style:header>
      <style:header-left style:display="false"/>
      <style:footer>
        <style:region-center>
          <text:p>Pagina <text:page-number>1</text:page-number> di <text:page-count>99</text:page-count></text:p>
        </style:region-center>
        <style:region-right>
          <text:p><text:file-name text:display="name-and-extension">???</text:file-name></text:p>
        </style:region-right>
      </style:footer>
      <style:footer-left style:display="false"/>
    </style:master-page>
    <style:master-page style:name="mp4" style:page-layout-name="Mpm5">
      <style:header>
        <style:region-right>
          <text:p><text:sheet-name>???</text:sheet-name></text:p>
        </style:region-right>
      </style:header>
      <style:header-left style:display="false"/>
      <style:footer>
        <style:region-center>
          <text:p>Pagina <text:page-number>1</text:page-number> di <text:page-count>99</text:page-count></text:p>
        </style:region-center>
        <style:region-right>
          <text:p><text:file-name text:display="name-and-extension">???</text:file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ICERI GIAN PAOLO</meta:initial-creator>
    <meta:creation-date>2017-10-23T19:50:58Z</meta:creation-date>
    <dc:date>2017-11-01T11:32:20.475391420</dc:date>
    <meta:editing-duration>PT10M46S</meta:editing-duration>
    <meta:editing-cycles>11</meta:editing-cycles>
    <meta:document-statistic meta:table-count="24" meta:cell-count="1291" meta:object-count="0"/>
  </office:meta>
</office:document-meta>
</file>